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62.35mm"/>
    </style:style>
    <style:style style:name="co9" style:family="table-column">
      <style:table-column-properties fo:break-before="auto" style:column-width="45.83mm"/>
    </style:style>
    <style:style style:name="co10" style:family="table-column">
      <style:table-column-properties fo:break-before="auto" style:column-width="49.92mm"/>
    </style:style>
    <style:style style:name="co11" style:family="table-column">
      <style:table-column-properties fo:break-before="auto" style:column-width="43.37mm"/>
    </style:style>
    <style:style style:name="co12" style:family="table-column">
      <style:table-column-properties fo:break-before="auto" style:column-width="32.49mm"/>
    </style:style>
    <style:style style:name="co13" style:family="table-column">
      <style:table-column-properties fo:break-before="auto" style:column-width="48.28mm"/>
    </style:style>
    <style:style style:name="co14" style:family="table-column">
      <style:table-column-properties fo:break-before="auto" style:column-width="48.56mm"/>
    </style:style>
    <style:style style:name="co15" style:family="table-column">
      <style:table-column-properties fo:break-before="auto" style:column-width="49.37mm"/>
    </style:style>
    <style:style style:name="co16" style:family="table-column">
      <style:table-column-properties fo:break-before="auto" style:column-width="69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6" style:family="table-cell" style:parent-style-name="Default">
      <style:table-cell-properties fo:border="0.06pt solid #000000"/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order="0.06pt solid #000000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dventProject7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1" calcext:value-type="float">
            <text:p>1001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2" calcext:value-type="float">
            <text:p>100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1" calcext:value-type="float">
            <text:p>1001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2" calcext:value-type="float">
            <text:p>100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2" calcext:value-type="float">
            <text:p>100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01" calcext:value-type="float">
            <text:p>1001</text:p>
          </table:table-cell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office:value-type="float" office:value="1007" calcext:value-type="float">
            <text:p>10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2" calcext:value-type="float">
            <text:p>100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02" calcext:value-type="float">
            <text:p>100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2" calcext:value-type="float">
            <text:p>100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01" calcext:value-type="float">
            <text:p>1001</text:p>
          </table:table-cell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office:value-type="float" office:value="1007" calcext:value-type="float">
            <text:p>10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resultat = <text:s text:c="2"/>560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<text:s/>amplifier 4 <text:s/>560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lution Solver7 done <text:s/>pass 0 56012</text:p>
          </table:table-cell>
          <table:table-cell table:number-columns-repeated="3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02" calcext:value-type="float">
            <text:p>100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02" calcext:value-type="float">
            <text:p>100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</table:table>
      <table:table table:name="Feuille2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6" table:default-cell-style-name="ce3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all ampli B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all ampli B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input to 26 value 9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nput phase seetin <text:s/>= <text:s/>7 to 26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dd pos(26) = 9 + ( -4 ) = 5 to 26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add pos(26) + 7 + ( -4 ) = 3 to 26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Input 0 to 27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put to 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put result precedent = 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put wait ampli 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wait to mettre en 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pli suivant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 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multiply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string" calcext:value-type="string">
            <text:p>multiply pos( 27 ) * 2 to 2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os(27) = 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n 2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d (27) + (26 ) = 5 en 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ition ( po(27 ) + pos (26) = <text:s/>10 + 3= 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s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ers 2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utput (27 ) = 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 (27 ) = 5 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addition de pos(28) et -1en 28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jump if true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jump if true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aleur de 28!= 0 ⇒ goto 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++&gt; DEST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3"/>
          <table:table-cell office:value-type="string" calcext:value-type="string">
            <text:p>Out = 13 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utput 5</text:p>
          </table:table-cell>
          <table:table-cell table:number-columns-repeated="25"/>
        </table:table-row>
        <table:table-row table:style-name="ro1" table:number-rows-repeated="1048542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5:41:00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8:59:25.307000000</dc:date>
    <meta:editing-duration>PT3H11M56S</meta:editing-duration>
    <meta:editing-cycles>21</meta:editing-cycles>
    <meta:generator>LibreOffice/6.2.8.2$Windows_X86_64 LibreOffice_project/f82ddfca21ebc1e222a662a32b25c0c9d20169ee</meta:generator>
    <meta:document-statistic meta:table-count="2" meta:cell-count="801" meta:object-count="0"/>
  </office:meta>
</office:document-meta>
</file>